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0.6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style-name="ce7"/>
          <table:table-cell office:value-type="time" office:time-value="PT1H15M0S" table:style-name="ce7">
            <text:p>01:15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9H0M0S" table:formula="of:=SUM([.B4:.B120])" table:style-name="ce10">
            <text:p>09:00</text:p>
          </table:table-cell>
          <table:table-cell office:value-type="time" office:time-value="PT14H45M0S" table:formula="of:=SUM([.C4:.C120])" table:style-name="ce10">
            <text:p>14:45</text:p>
          </table:table-cell>
          <table:table-cell office:value-type="time" office:time-value="PT10H45M0S" table:formula="of:=SUM([.D4:.D120])" table:style-name="ce10">
            <text:p>10:45</text:p>
          </table:table-cell>
          <table:table-cell table:style-name="ce1"/>
          <table:table-cell office:value-type="time" office:time-value="PT34H30M0S" table:formula="of:=SUM([.B122:.D122])" table:style-name="ce11">
            <text:p>34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Kai Mindermann</meta:initial-creator>
    <dc:creator>AndrewTablet</dc:creator>
    <meta:creation-date>2015-10-06T10:15:48Z</meta:creation-date>
    <dc:date>2017-11-09T13:33:01Z</dc:date>
    <meta:editing-cycles>10</meta:editing-cycles>
    <meta:editing-duration>PT1013S</meta:editing-duration>
  </office:meta>
</office:document-meta>
</file>